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.88mm"/>
    </style:style>
    <style:style style:name="co2" style:family="table-column">
      <style:table-column-properties fo:break-before="auto" style:column-width="42.02mm"/>
    </style:style>
    <style:style style:name="co3" style:family="table-column">
      <style:table-column-properties fo:break-before="auto" style:column-width="27.04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tats_avg" table:style-name="ta1">
        <table:shapes>
          <draw:frame draw:z-index="0" draw:style-name="gr1" draw:text-style-name="P1" svg:width="202.52mm" svg:height="120.06mm" svg:x="91.65mm" svg:y="2.66mm">
            <loext:p draw:notify-on-update-of-ranges="stats_avg.A2:stats_avg.A2 stats_avg.A6:stats_avg.A6 stats_avg.A10:stats_avg.A10 stats_avg.A14:stats_avg.A14 stats_avg.A18:stats_avg.A18 stats_avg.A22:stats_avg.A22 stats_avg.A26:stats_avg.A26 stats_avg.A30:stats_avg.A30  stats_avg.C2:stats_avg.C2 stats_avg.C6:stats_avg.C6 stats_avg.C10:stats_avg.C10 stats_avg.C14:stats_avg.C14 stats_avg.C18:stats_avg.C18 stats_avg.C22:stats_avg.C22 stats_avg.C26:stats_avg.C26 stats_avg.C30:stats_avg.C30 stats_avg.A2:stats_avg.A2 stats_avg.A6:stats_avg.A6 stats_avg.A10:stats_avg.A10 stats_avg.A14:stats_avg.A14 stats_avg.A18:stats_avg.A18 stats_avg.A22:stats_avg.A22 stats_avg.A26:stats_avg.A26 stats_avg.A30:stats_avg.A30  stats_avg.C3:stats_avg.C3 stats_avg.C7:stats_avg.C7 stats_avg.C11:stats_avg.C11 stats_avg.C15:stats_avg.C15 stats_avg.C19:stats_avg.C19 stats_avg.C23:stats_avg.C23 stats_avg.C27:stats_avg.C27 stats_avg.C31:stats_avg.C31 stats_avg.A2:stats_avg.A2 stats_avg.A6:stats_avg.A6 stats_avg.A10:stats_avg.A10 stats_avg.A14:stats_avg.A14 stats_avg.A18:stats_avg.A18 stats_avg.A22:stats_avg.A22 stats_avg.A26:stats_avg.A26 stats_avg.A30:stats_avg.A30  stats_avg.C4:stats_avg.C4 stats_avg.C8:stats_avg.C8 stats_avg.C12:stats_avg.C12 stats_avg.C16:stats_avg.C16 stats_avg.C20:stats_avg.C20 stats_avg.C24:stats_avg.C24 stats_avg.C28:stats_avg.C28 stats_avg.C32:stats_avg.C32 stats_avg.A2:stats_avg.A2 stats_avg.A6:stats_avg.A6 stats_avg.A10:stats_avg.A10 stats_avg.A14:stats_avg.A14 stats_avg.A18:stats_avg.A18 stats_avg.A22:stats_avg.A22 stats_avg.A26:stats_avg.A26 stats_avg.A30:stats_avg.A30  stats_avg.C5:stats_avg.C5 stats_avg.C9:stats_avg.C9 stats_avg.C13:stats_avg.C13 stats_avg.C17:stats_avg.C17 stats_avg.C21:stats_avg.C21 stats_avg.C25:stats_avg.C25 stats_avg.C29:stats_avg.C29 stats_avg.C33:stats_avg.C3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202.52mm" svg:height="120.06mm" svg:x="305.97mm" svg:y="3.19mm">
            <loext:p draw:notify-on-update-of-ranges="stats_avg.A2:stats_avg.A2 stats_avg.A6:stats_avg.A6 stats_avg.A10:stats_avg.A10 stats_avg.A14:stats_avg.A14 stats_avg.A18:stats_avg.A18 stats_avg.A22:stats_avg.A22 stats_avg.A26:stats_avg.A26 stats_avg.A30:stats_avg.A30  stats_avg.C2:stats_avg.C2 stats_avg.C6:stats_avg.C6 stats_avg.C10:stats_avg.C10 stats_avg.C14:stats_avg.C14 stats_avg.C18:stats_avg.C18 stats_avg.A2:stats_avg.A2 stats_avg.A6:stats_avg.A6 stats_avg.A10:stats_avg.A10 stats_avg.A14:stats_avg.A14 stats_avg.A18:stats_avg.A18 stats_avg.A22:stats_avg.A22 stats_avg.A26:stats_avg.A26 stats_avg.A30:stats_avg.A30  stats_avg.C3:stats_avg.C3 stats_avg.C7:stats_avg.C7 stats_avg.C11:stats_avg.C11 stats_avg.C15:stats_avg.C15 stats_avg.C19:stats_avg.C19 stats_avg.A2:stats_avg.A2 stats_avg.A6:stats_avg.A6 stats_avg.A10:stats_avg.A10 stats_avg.A14:stats_avg.A14 stats_avg.A18:stats_avg.A18 stats_avg.A22:stats_avg.A22 stats_avg.A26:stats_avg.A26 stats_avg.A30:stats_avg.A30  stats_avg.C4:stats_avg.C4 stats_avg.C8:stats_avg.C8 stats_avg.C12:stats_avg.C12 stats_avg.C16:stats_avg.C16 stats_avg.C20:stats_avg.C20 stats_avg.A2:stats_avg.A2 stats_avg.A6:stats_avg.A6 stats_avg.A10:stats_avg.A10 stats_avg.A14:stats_avg.A14 stats_avg.A18:stats_avg.A18 stats_avg.A22:stats_avg.A22 stats_avg.A26:stats_avg.A26 stats_avg.A30:stats_avg.A30  stats_avg.C5:stats_avg.C5 stats_avg.C9:stats_avg.C9 stats_avg.C13:stats_avg.C13 stats_avg.C17:stats_avg.C17 stats_avg.C21:stats_avg.C2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robots</text:p>
          </table:table-cell>
          <table:table-cell office:value-type="string" calcext:value-type="string">
            <text:p>centrality</text:p>
          </table:table-cell>
          <table:table-cell office:value-type="string" calcext:value-type="string">
            <text:p>xxx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"betweenness-centrality"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"closeness-centrality"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"page-rank"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"random"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"betweenness-centrality"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"closeness-centrality"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"page-rank"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"random"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"betweenness-centrality"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"closeness-centrality"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"page-rank"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"random"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"betweenness-centrality"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"closeness-centrality"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"page-rank"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"random"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"betweenness-centrality"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"closeness-centrality"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"page-rank"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"random"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"betweenness-centrality"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"closeness-centrality"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"page-rank"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"random"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"betweenness-centrality"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"closeness-centrality"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"page-rank"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"random"</text:p>
          </table:table-cell>
          <table:table-cell office:value-type="float" office:value="99.0294117647059" calcext:value-type="float">
            <text:p>99.029411764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"betweenness-centrality"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"closeness-centrality"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"page-rank"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"random"</text:p>
          </table:table-cell>
          <table:table-cell office:value-type="float" office:value="99.0294117647059" calcext:value-type="float">
            <text:p>99.029411764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NZ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NZ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NZ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NZ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3">00/00/0000</text:date>, <text:time style:data-style-name="N2" text:time-value="10:57:17.80918158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9-03T10:58:05.074013324</dc:date>
    <meta:editing-duration>PT7M4S</meta:editing-duration>
    <meta:editing-cycles>3</meta:editing-cycles>
    <meta:generator>LibreOffice/5.1.4.2$Linux_X86_64 LibreOffice_project/10m0$Build-2</meta:generator>
    <meta:document-statistic meta:table-count="1" meta:cell-count="99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0.253cm" svg:height="12.007cm" xlink:href=".." xlink:type="simple" chart:class="chart:scatter" chart:style-name="ch1">
        <chart:legend chart:legend-position="end" svg:x="17.348cm" svg:y="4.957cm" style:legend-expansion="high" chart:style-name="ch2"/>
        <chart:plot-area chart:style-name="ch3" table:cell-range-address="stats_avg.A2:stats_avg.A2 stats_avg.A6:stats_avg.A6 stats_avg.A10:stats_avg.A10 stats_avg.A14:stats_avg.A14 stats_avg.A18:stats_avg.A18 stats_avg.A22:stats_avg.A22 stats_avg.A26:stats_avg.A26 stats_avg.A30:stats_avg.A30 stats_avg.C2:stats_avg.C33" chart:data-source-has-labels="row" svg:x="0.405cm" svg:y="0.24cm" svg:width="16.538cm" svg:height="11.527cm">
          <chartooo:coordinate-region svg:x="1.026cm" svg:y="0.439cm" svg:width="15.544cm" svg:height="10.68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tats_avg.C2:stats_avg.C2 stats_avg.C6:stats_avg.C6 stats_avg.C10:stats_avg.C10 stats_avg.C14:stats_avg.C14 stats_avg.C18:stats_avg.C18 stats_avg.C22:stats_avg.C22 stats_avg.C26:stats_avg.C26 stats_avg.C30:stats_avg.C30" loext:label-string="between" chart:class="chart:scatter">
            <chart:domain table:cell-range-address="stats_avg.A2:stats_avg.A2 stats_avg.A6:stats_avg.A6 stats_avg.A10:stats_avg.A10 stats_avg.A14:stats_avg.A14 stats_avg.A18:stats_avg.A18 stats_avg.A22:stats_avg.A22 stats_avg.A26:stats_avg.A26 stats_avg.A30:stats_avg.A30"/>
            <chart:data-point chart:repeated="8"/>
          </chart:series>
          <chart:series chart:style-name="ch7" chart:values-cell-range-address="stats_avg.C3:stats_avg.C3 stats_avg.C7:stats_avg.C7 stats_avg.C11:stats_avg.C11 stats_avg.C15:stats_avg.C15 stats_avg.C19:stats_avg.C19 stats_avg.C23:stats_avg.C23 stats_avg.C27:stats_avg.C27 stats_avg.C31:stats_avg.C31" loext:label-string="closeness" chart:class="chart:scatter">
            <chart:data-point chart:repeated="8"/>
          </chart:series>
          <chart:series chart:style-name="ch8" chart:values-cell-range-address="stats_avg.C4:stats_avg.C4 stats_avg.C8:stats_avg.C8 stats_avg.C12:stats_avg.C12 stats_avg.C16:stats_avg.C16 stats_avg.C20:stats_avg.C20 stats_avg.C24:stats_avg.C24 stats_avg.C28:stats_avg.C28 stats_avg.C32:stats_avg.C32" loext:label-string="page" chart:class="chart:scatter">
            <chart:data-point chart:repeated="8"/>
          </chart:series>
          <chart:series chart:style-name="ch9" chart:values-cell-range-address="stats_avg.C5:stats_avg.C5 stats_avg.C9:stats_avg.C9 stats_avg.C13:stats_avg.C13 stats_avg.C17:stats_avg.C17 stats_avg.C21:stats_avg.C21 stats_avg.C25:stats_avg.C25 stats_avg.C29:stats_avg.C29 stats_avg.C33:stats_avg.C33" loext:label-string="rand" chart:class="chart:scatter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between</text:p>
              </table:table-cell>
              <table:table-cell office:value-type="string">
                <text:p>closeness</text:p>
              </table:table-cell>
              <table:table-cell office:value-type="string">
                <text:p>page</text:p>
              </table:table-cell>
              <table:table-cell office:value-type="string">
                <text:p>rand</text:p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0">
                <text:p>0</text:p>
                <draw:g>
                  <svg:desc>stats_avg.A2:stats_avg.A2 stats_avg.A6:stats_avg.A6 stats_avg.A10:stats_avg.A10 stats_avg.A14:stats_avg.A14 stats_avg.A18:stats_avg.A18 stats_avg.A22:stats_avg.A22 stats_avg.A26:stats_avg.A26 stats_avg.A30:stats_avg.A30</svg:desc>
                </draw:g>
              </table:table-cell>
              <table:table-cell office:value-type="float" office:value="0">
                <text:p>0</text:p>
                <draw:g>
                  <svg:desc>stats_avg.C2:stats_avg.C2 stats_avg.C6:stats_avg.C6 stats_avg.C10:stats_avg.C10 stats_avg.C14:stats_avg.C14 stats_avg.C18:stats_avg.C18 stats_avg.C22:stats_avg.C22 stats_avg.C26:stats_avg.C26 stats_avg.C30:stats_avg.C30</svg:desc>
                </draw:g>
              </table:table-cell>
              <table:table-cell office:value-type="float" office:value="0">
                <text:p>0</text:p>
                <draw:g>
                  <svg:desc>stats_avg.C3:stats_avg.C3 stats_avg.C7:stats_avg.C7 stats_avg.C11:stats_avg.C11 stats_avg.C15:stats_avg.C15 stats_avg.C19:stats_avg.C19 stats_avg.C23:stats_avg.C23 stats_avg.C27:stats_avg.C27 stats_avg.C31:stats_avg.C31</svg:desc>
                </draw:g>
              </table:table-cell>
              <table:table-cell office:value-type="float" office:value="0">
                <text:p>0</text:p>
                <draw:g>
                  <svg:desc>stats_avg.C4:stats_avg.C4 stats_avg.C8:stats_avg.C8 stats_avg.C12:stats_avg.C12 stats_avg.C16:stats_avg.C16 stats_avg.C20:stats_avg.C20 stats_avg.C24:stats_avg.C24 stats_avg.C28:stats_avg.C28 stats_avg.C32:stats_avg.C32</svg:desc>
                </draw:g>
              </table:table-cell>
              <table:table-cell office:value-type="float" office:value="0">
                <text:p>0</text:p>
                <draw:g>
                  <svg:desc>stats_avg.C5:stats_avg.C5 stats_avg.C9:stats_avg.C9 stats_avg.C13:stats_avg.C13 stats_avg.C17:stats_avg.C17 stats_avg.C21:stats_avg.C21 stats_avg.C25:stats_avg.C25 stats_avg.C29:stats_avg.C29 stats_avg.C33:stats_avg.C33</svg:desc>
                </draw:g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14">
                <text:p>14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  <table:table-cell office:value-type="float" office:value="35">
                <text:p>35</text:p>
              </table:table-cell>
              <table:table-cell office:value-type="float" office:value="52">
                <text:p>52</text:p>
              </table:table-cell>
              <table:table-cell office:value-type="float" office:value="25">
                <text:p>2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/>
              <table:table-cell office:value-type="float" office:value="3">
                <text:p>3</text:p>
              </table:table-cell>
              <table:table-cell office:value-type="float" office:value="75">
                <text:p>75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/>
              <table:table-cell office:value-type="float" office:value="4">
                <text:p>4</text:p>
              </table:table-cell>
              <table:table-cell office:value-type="float" office:value="93">
                <text:p>93</text:p>
              </table:table-cell>
              <table:table-cell office:value-type="float" office:value="96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/>
              <table:table-cell office:value-type="float" office:value="9">
                <text:p>9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/>
              <table:table-cell office:value-type="float" office:value="15">
                <text:p>15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99.0294117647059">
                <text:p>99.0294117647059</text:p>
              </table:table-cell>
            </table:table-row>
            <table:table-row>
              <table:table-cell office:value-type="string"/>
              <table:table-cell office:value-type="float" office:value="29">
                <text:p>29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99.0294117647059">
                <text:p>99.029411764705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0.253cm" svg:height="12.007cm" xlink:href=".." xlink:type="simple" chart:class="chart:scatter" chart:style-name="ch1">
        <chart:legend chart:legend-position="end" svg:x="17.348cm" svg:y="4.957cm" style:legend-expansion="high" chart:style-name="ch2"/>
        <chart:plot-area chart:style-name="ch3" table:cell-range-address="stats_avg.A2:stats_avg.A2 stats_avg.A6:stats_avg.A6 stats_avg.A10:stats_avg.A10 stats_avg.A14:stats_avg.A14 stats_avg.A18:stats_avg.A18 stats_avg.A22:stats_avg.A22 stats_avg.A26:stats_avg.A26 stats_avg.A30:stats_avg.A30 stats_avg.C2:stats_avg.C21" chart:data-source-has-labels="row" svg:x="0.405cm" svg:y="0.24cm" svg:width="16.538cm" svg:height="11.527cm">
          <chartooo:coordinate-region svg:x="1.026cm" svg:y="0.439cm" svg:width="15.491cm" svg:height="10.68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tats_avg.C2:stats_avg.C2 stats_avg.C6:stats_avg.C6 stats_avg.C10:stats_avg.C10 stats_avg.C14:stats_avg.C14 stats_avg.C18:stats_avg.C18" loext:label-string="between" chart:class="chart:scatter">
            <chart:domain table:cell-range-address="stats_avg.A2:stats_avg.A2 stats_avg.A6:stats_avg.A6 stats_avg.A10:stats_avg.A10 stats_avg.A14:stats_avg.A14 stats_avg.A18:stats_avg.A18 stats_avg.A22:stats_avg.A22 stats_avg.A26:stats_avg.A26 stats_avg.A30:stats_avg.A30"/>
            <chart:data-point chart:repeated="8"/>
          </chart:series>
          <chart:series chart:style-name="ch7" chart:values-cell-range-address="stats_avg.C3:stats_avg.C3 stats_avg.C7:stats_avg.C7 stats_avg.C11:stats_avg.C11 stats_avg.C15:stats_avg.C15 stats_avg.C19:stats_avg.C19" loext:label-string="closeness" chart:class="chart:scatter">
            <chart:data-point chart:repeated="8"/>
          </chart:series>
          <chart:series chart:style-name="ch8" chart:values-cell-range-address="stats_avg.C4:stats_avg.C4 stats_avg.C8:stats_avg.C8 stats_avg.C12:stats_avg.C12 stats_avg.C16:stats_avg.C16 stats_avg.C20:stats_avg.C20" loext:label-string="page" chart:class="chart:scatter">
            <chart:data-point chart:repeated="8"/>
          </chart:series>
          <chart:series chart:style-name="ch9" chart:values-cell-range-address="stats_avg.C5:stats_avg.C5 stats_avg.C9:stats_avg.C9 stats_avg.C13:stats_avg.C13 stats_avg.C17:stats_avg.C17 stats_avg.C21:stats_avg.C21" loext:label-string="rand" chart:class="chart:scatter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between</text:p>
              </table:table-cell>
              <table:table-cell office:value-type="string">
                <text:p>closeness</text:p>
              </table:table-cell>
              <table:table-cell office:value-type="string">
                <text:p>page</text:p>
              </table:table-cell>
              <table:table-cell office:value-type="string">
                <text:p>rand</text:p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0">
                <text:p>0</text:p>
                <draw:g>
                  <svg:desc>stats_avg.A2:stats_avg.A2 stats_avg.A6:stats_avg.A6 stats_avg.A10:stats_avg.A10 stats_avg.A14:stats_avg.A14 stats_avg.A18:stats_avg.A18 stats_avg.A22:stats_avg.A22 stats_avg.A26:stats_avg.A26 stats_avg.A30:stats_avg.A30</svg:desc>
                </draw:g>
              </table:table-cell>
              <table:table-cell office:value-type="float" office:value="0">
                <text:p>0</text:p>
                <draw:g>
                  <svg:desc>stats_avg.C2:stats_avg.C2 stats_avg.C6:stats_avg.C6 stats_avg.C10:stats_avg.C10 stats_avg.C14:stats_avg.C14 stats_avg.C18:stats_avg.C18</svg:desc>
                </draw:g>
              </table:table-cell>
              <table:table-cell office:value-type="float" office:value="0">
                <text:p>0</text:p>
                <draw:g>
                  <svg:desc>stats_avg.C3:stats_avg.C3 stats_avg.C7:stats_avg.C7 stats_avg.C11:stats_avg.C11 stats_avg.C15:stats_avg.C15 stats_avg.C19:stats_avg.C19</svg:desc>
                </draw:g>
              </table:table-cell>
              <table:table-cell office:value-type="float" office:value="0">
                <text:p>0</text:p>
                <draw:g>
                  <svg:desc>stats_avg.C4:stats_avg.C4 stats_avg.C8:stats_avg.C8 stats_avg.C12:stats_avg.C12 stats_avg.C16:stats_avg.C16 stats_avg.C20:stats_avg.C20</svg:desc>
                </draw:g>
              </table:table-cell>
              <table:table-cell office:value-type="float" office:value="0">
                <text:p>0</text:p>
                <draw:g>
                  <svg:desc>stats_avg.C5:stats_avg.C5 stats_avg.C9:stats_avg.C9 stats_avg.C13:stats_avg.C13 stats_avg.C17:stats_avg.C17 stats_avg.C21:stats_avg.C21</svg:desc>
                </draw:g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14">
                <text:p>14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  <table:table-cell office:value-type="float" office:value="35">
                <text:p>35</text:p>
              </table:table-cell>
              <table:table-cell office:value-type="float" office:value="52">
                <text:p>52</text:p>
              </table:table-cell>
              <table:table-cell office:value-type="float" office:value="25">
                <text:p>2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/>
              <table:table-cell office:value-type="float" office:value="3">
                <text:p>3</text:p>
              </table:table-cell>
              <table:table-cell office:value-type="float" office:value="75">
                <text:p>75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/>
              <table:table-cell office:value-type="float" office:value="4">
                <text:p>4</text:p>
              </table:table-cell>
              <table:table-cell office:value-type="float" office:value="93">
                <text:p>93</text:p>
              </table:table-cell>
              <table:table-cell office:value-type="float" office:value="96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/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9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